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7bc7" officeooo:paragraph-rsid="001c7bc7" style:font-size-asian="14pt" style:font-size-complex="14pt"/>
    </style:style>
    <style:style style:name="P2" style:family="paragraph" style:parent-style-name="Standard">
      <style:text-properties fo:font-size="14pt" fo:font-weight="bold" officeooo:rsid="001d26a7" officeooo:paragraph-rsid="001d26a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15b98" officeooo:paragraph-rsid="00215b98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351a2" officeooo:paragraph-rsid="002351a2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d26a7" officeooo:paragraph-rsid="001d26a7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e14d0" officeooo:paragraph-rsid="001e14d0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text-properties fo:font-size="14pt" fo:font-weight="normal" officeooo:rsid="001e14d0" officeooo:paragraph-rsid="001e14d0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fo:font-size="14pt" fo:font-weight="normal" officeooo:rsid="001ff3d9" officeooo:paragraph-rsid="001ff3d9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215b98" officeooo:paragraph-rsid="00215b98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351a2" officeooo:paragraph-rsid="002351a2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document 1, la page n’est chargé qu’après avoir appuyé sur le bouton de la fenêtre d’alerte.</text:p>
      <text:p text:style-name="P1">Pour les documents 2 et 3, la page se charge en même temps que l’apparition de la fenêtre d’alerte.</text:p>
      <text:p text:style-name="P1"/>
      <text:p text:style-name="P1"/>
      <text:p text:style-name="P2">Variable</text:p>
      <text:p text:style-name="P5">La fenêtre d’alerte nous indique :</text:p>
      <text:p text:style-name="P5">« fonction1: a vaut 2, b vaut 3, c vaut 1, d vaut2, e vaut 3 et f vaut 4 »</text:p>
      <text:p text:style-name="P5"/>
      <text:p text:style-name="P5">Dans le code de la page web, on a : </text:p>
      <text:list xml:id="list2896344951" text:style-name="L1">
        <text:list-item>
          <text:p text:style-name="P7">a vaut 1 quand on tape console.log(a) ;</text:p>
        </text:list-item>
        <text:list-item>
          <text:p text:style-name="P8">une erreur car e n’est pas défini pour l’appel à fonction2</text:p>
        </text:list-item>
      </text:list>
      <text:p text:style-name="P6"/>
      <text:p text:style-name="P3">Document Object Model</text:p>
      <text:p text:style-name="P9">Le code de cette page fait apparaître deux carré. L’un avec des segments continues, et un second contenu dans le premier et dont les segments sont des pointillés colorés.</text:p>
      <text:p text:style-name="P9"/>
      <text:p text:style-name="P4">Events</text:p>
      <text:p text:style-name="P10">La meilleure alternative à onclick est la commande :</text:p>
      <text:p text:style-name="P10"><text:tab/>window.addEventListener(«load », faireUneAlerte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4:07:45.712433934</meta:creation-date>
    <meta:generator>LibreOffice/6.4.7.2$Linux_X86_64 LibreOffice_project/40$Build-2</meta:generator>
    <dc:date>2022-02-04T15:19:31.375254292</dc:date>
    <meta:editing-duration>PT51M23S</meta:editing-duration>
    <meta:editing-cycles>4</meta:editing-cycles>
    <meta:document-statistic meta:table-count="0" meta:image-count="0" meta:object-count="0" meta:page-count="1" meta:paragraph-count="13" meta:word-count="140" meta:character-count="745" meta:non-whitespace-character-count="618"/>
  </office:meta>
</office:document-meta>
</file>